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nglish Notes</text:h>
      <text:h text:style-name="Heading_20_4" text:outline-level="4">I. Grammar</text:h>
      <text:list xml:id="list1954803826" text:style-name="L1">
        <text:list-item>
          <text:p text:style-name="P1"><text:span text:style-name="Strong_20_Emphasis">Parts of Speech</text:span></text:p>
          <text:list>
            <text:list-item>
              <text:p text:style-name="P2">Noun</text:p>
            </text:list-item>
            <text:list-item>
              <text:p text:style-name="P2">Pronoun</text:p>
            </text:list-item>
            <text:list-item>
              <text:p text:style-name="P2">Verb</text:p>
            </text:list-item>
            <text:list-item>
              <text:p text:style-name="P2">Adjective</text:p>
            </text:list-item>
            <text:list-item>
              <text:p text:style-name="P2">Adverb</text:p>
            </text:list-item>
            <text:list-item>
              <text:p text:style-name="P2">Preposition</text:p>
            </text:list-item>
            <text:list-item>
              <text:p text:style-name="P2">Conjunction</text:p>
            </text:list-item>
            <text:list-item>
              <text:p text:style-name="P2">Interjection</text:p>
            </text:list-item>
          </text:list>
        </text:list-item>
        <text:list-item>
          <text:p text:style-name="P1"><text:span text:style-name="Strong_20_Emphasis">Sentence Structure</text:span></text:p>
          <text:list>
            <text:list-item>
              <text:p text:style-name="P2">Subject</text:p>
            </text:list-item>
            <text:list-item>
              <text:p text:style-name="P2">Predicate</text:p>
            </text:list-item>
            <text:list-item>
              <text:p text:style-name="P2">Object</text:p>
            </text:list-item>
            <text:list-item>
              <text:p text:style-name="P2">Clause</text:p>
            </text:list-item>
            <text:list-item>
              <text:p text:style-name="P2">Phrase</text:p>
            </text:list-item>
            <text:list-item>
              <text:p text:style-name="P2">Types of Sentences (declarative, interrogative, imperative, exclamatory)</text:p>
            </text:list-item>
          </text:list>
        </text:list-item>
        <text:list-item>
          <text:p text:style-name="P1"><text:span text:style-name="Strong_20_Emphasis">Tenses</text:span></text:p>
          <text:list>
            <text:list-item>
              <text:p text:style-name="P2">Present Simple</text:p>
            </text:list-item>
            <text:list-item>
              <text:p text:style-name="P2">Present Continuous</text:p>
            </text:list-item>
            <text:list-item>
              <text:p text:style-name="P2">Present Perfect</text:p>
            </text:list-item>
            <text:list-item>
              <text:p text:style-name="P2">Past Simple</text:p>
            </text:list-item>
            <text:list-item>
              <text:p text:style-name="P2">Past Continuous</text:p>
            </text:list-item>
            <text:list-item>
              <text:p text:style-name="P2">Past Perfect</text:p>
            </text:list-item>
            <text:list-item>
              <text:p text:style-name="P2">Future Simple</text:p>
            </text:list-item>
            <text:list-item>
              <text:p text:style-name="P2">Future Continuous</text:p>
            </text:list-item>
            <text:list-item>
              <text:p text:style-name="P1">Future Perfec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23:25:42.465048532</meta:creation-date>
    <dc:date>2024-05-16T23:26:11.909239263</dc:date>
    <meta:editing-duration>PT30S</meta:editing-duration>
    <meta:editing-cycles>1</meta:editing-cycles>
    <meta:document-statistic meta:table-count="0" meta:image-count="0" meta:object-count="0" meta:page-count="1" meta:paragraph-count="28" meta:word-count="74" meta:character-count="390" meta:non-whitespace-character-count="370"/>
    <meta:generator>LibreOffice/7.3.7.2$Linux_X86_64 LibreOffice_project/30$Build-2</meta:generator>
  </office:meta>
</office:document-meta>
</file>